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F42AEB8BFD32DA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bf0a" officeooo:paragraph-rsid="000abf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09cm, 0.469cm, 11.14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2cm" svg:y="0.806cm" svg:width="20.396cm" svg:height="6.087cm" draw:z-index="0"><draw:image xlink:href="Pictures/100000000000078000000438F42AEB8BFD32DA03.png" xlink:type="simple" xlink:show="embed" xlink:actuate="onLoad" draw:mime-type="image/png"/></draw:frame>Milestone completada (no se han usado comandos) David Llinares 2DAW-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23:10:14.896000000</meta:creation-date>
    <dc:date>2022-09-21T23:11:34.544000000</dc:date>
    <meta:editing-duration>PT1M20S</meta:editing-duration>
    <meta:editing-cycles>1</meta:editing-cycles>
    <meta:document-statistic meta:table-count="0" meta:image-count="1" meta:object-count="0" meta:page-count="1" meta:paragraph-count="1" meta:word-count="10" meta:character-count="69" meta:non-whitespace-character-count="60"/>
    <meta:generator>LibreOffice/7.3.1.3$Windows_X86_64 LibreOffice_project/a69ca51ded25f3eefd52d7bf9a5fad8c90b87951</meta:generator>
  </office:meta>
</office:document-meta>
</file>